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start" style:justify-single-word="false"/>
      <style:text-properties fo:font-size="15pt" style:text-underline-style="none" fo:font-weight="normal" officeooo:rsid="0018c3e2" officeooo:paragraph-rsid="0018c3e2" style:font-size-asian="13.1000003814697pt" style:font-weight-asian="normal" style:font-size-complex="15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8c3e2" officeooo:paragraph-rsid="0018c3e2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8c3e2" officeooo:paragraph-rsid="0018c3e2" style:font-size-asian="13.1000003814697pt" style:font-weight-asian="normal" style:font-size-complex="15pt" style:font-weight-complex="normal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fo:font-weight="bold"/>
    </style:style>
    <style:style style:name="P6" style:family="paragraph" style:parent-style-name="Text_20_body" style:list-style-name="L2">
      <style:text-properties fo:font-weight="bold"/>
    </style:style>
    <style:style style:name="P7" style:family="paragraph" style:parent-style-name="Text_20_body" style:list-style-name="L3">
      <style:text-properties fo:font-weight="bold"/>
    </style:style>
    <style:style style:name="P8" style:family="paragraph" style:parent-style-name="Text_20_body" style:list-style-name="L4">
      <style:text-properties fo:font-weight="bold"/>
    </style:style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T1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iagramme de GANTT</text:p>
      <text:p text:style-name="P2"/>
      <text:p text:style-name="P3"/>
      <text:p text:style-name="P3"/>
      <text:h text:style-name="P1" text:outline-level="3">🟠 Étudiant 1 : Pilotage &amp; Stockage (ESP32)</text:h>
      <text:list text:style-name="L1">
        <text:list-item>
          <text:p text:style-name="P5">Analyse &amp; Conception (02/03 au 06/03)</text:p>
          <text:list>
            <text:list-item>
              <text:p text:style-name="P4">Analyse des besoins et finalisation des câblages : 02/03 au 06/03</text:p>
            </text:list-item>
          </text:list>
        </text:list-item>
        <text:list-item>
          <text:p text:style-name="P5">Réalisation (09/03 au 08/05)</text:p>
          <text:list>
            <text:list-item>
              <text:p text:style-name="P4">Config environnement, WiFi &amp; NTP : 09/03 au 13/03</text:p>
            </text:list-item>
            <text:list-item>
              <text:p text:style-name="P4">Gestion de l'horloge RTC : 16/03 au 20/03</text:p>
            </text:list-item>
            <text:list-item>
              <text:p text:style-name="P4"><text:span text:style-name="T1">Définition base SQLite (Pivot pour les autres)</text:span> : 23/03 au 03/04</text:p>
            </text:list-item>
            <text:list-item>
              <text:p text:style-name="P4">Logique de pilotage de la charge : 06/04 au 17/04</text:p>
            </text:list-item>
            <text:list-item>
              <text:p text:style-name="P4">Surveillance Température (Câble/Boîtier) : 20/04 au 01/05</text:p>
            </text:list-item>
            <text:list-item>
              <text:p text:style-name="P4">Mémorisation des paramètres de charge : 04/05 au 08/05</text:p>
            </text:list-item>
          </text:list>
        </text:list-item>
        <text:list-item>
          <text:p text:style-name="P5">Intégration (11/05 au 29/05)</text:p>
          <text:list>
            <text:list-item>
              <text:p text:style-name="P4">Tests de communication et mise en commun : 11/05 au 22/05</text:p>
            </text:list-item>
          </text:list>
        </text:list-item>
        <text:list-item>
          <text:p text:style-name="P5">Finalisation du projet (01/06 au 30/06)</text:p>
          <text:list>
            <text:list-item>
              <text:p text:style-name="P4">Rédaction dossier individuel et préparation soutenance : 01/06 au 30/06</text:p>
            </text:list-item>
          </text:list>
        </text:list-item>
      </text:list>
      <text:p text:style-name="Horizontal_20_Line"/>
      <text:h text:style-name="Heading_20_3" text:outline-level="3">🟢 Étudiant 2 : Mesures &amp; Communication</text:h>
      <text:list text:style-name="L2">
        <text:list-item>
          <text:p text:style-name="P6">Analyse &amp; Conception (02/03 au 06/03)</text:p>
          <text:list>
            <text:list-item>
              <text:p text:style-name="P9">Étude du protocole de communication ESP32-Pi : 02/03 au 06/03</text:p>
            </text:list-item>
          </text:list>
        </text:list-item>
        <text:list-item>
          <text:p text:style-name="P6">Réalisation (09/03 au 08/05)</text:p>
          <text:list>
            <text:list-item>
              <text:p text:style-name="P9">Installation et calibration des capteurs (U/I) : 09/03 au 20/03</text:p>
            </text:list-item>
            <text:list-item>
              <text:p text:style-name="P9"><text:span text:style-name="T1">Base de données sur le serveur (Pivot)</text:span> : 23/03 au 03/04</text:p>
            </text:list-item>
            <text:list-item>
              <text:p text:style-name="P9">Communication ESP32 – Raspberry Pi : 06/04 au 24/04</text:p>
            </text:list-item>
            <text:list-item>
              <text:p text:style-name="P9">Logique de notification et alertes : 27/04 au 08/05</text:p>
            </text:list-item>
          </text:list>
        </text:list-item>
        <text:list-item>
          <text:p text:style-name="P6">Intégration (11/05 au 29/05)</text:p>
          <text:list>
            <text:list-item>
              <text:p text:style-name="P9">Synchro des données capteurs vers le serveur : 11/05 au 22/05</text:p>
            </text:list-item>
          </text:list>
        </text:list-item>
        <text:list-item>
          <text:p text:style-name="P6">Finalisation du projet (01/06 au 30/06)</text:p>
          <text:list>
            <text:list-item>
              <text:p text:style-name="P9">Rédaction dossier individuel et préparation soutenance : 01/06 au 30/06</text:p>
            </text:list-item>
          </text:list>
        </text:list-item>
      </text:list>
      <text:p text:style-name="Horizontal_20_Line"/>
      <text:h text:style-name="Heading_20_3" text:outline-level="3"><text:soft-page-break/>🟣 Étudiant 3 : Interface Utilisateur (Android/Qt)</text:h>
      <text:list text:style-name="L3">
        <text:list-item>
          <text:p text:style-name="P7">Analyse &amp; Conception (02/03 au 06/03)</text:p>
          <text:list>
            <text:list-item>
              <text:p text:style-name="P10">Maquettage de l'interface utilisateur (UI) : 02/03 au 06/03</text:p>
            </text:list-item>
          </text:list>
        </text:list-item>
        <text:list-item>
          <text:p text:style-name="P7">Réalisation (09/03 au 08/05)</text:p>
          <text:list>
            <text:list-item>
              <text:p text:style-name="P10">Config poste de travail Android/Qt : 09/03 au 13/03</text:p>
            </text:list-item>
            <text:list-item>
              <text:p text:style-name="P10">Programmation QML (Saisie KM / Sélection borne) : 16/03 au 03/04</text:p>
            </text:list-item>
            <text:list-item>
              <text:p text:style-name="P10">Visualisation de l'état du système (Dashboard) : 06/04 au 24/04</text:p>
            </text:list-item>
            <text:list-item>
              <text:p text:style-name="P10">Module de réception des notifications : 27/04 au 08/05</text:p>
            </text:list-item>
          </text:list>
        </text:list-item>
        <text:list-item>
          <text:p text:style-name="P7">Intégration (11/05 au 29/05)</text:p>
          <text:list>
            <text:list-item>
              <text:p text:style-name="P10">Liaison App Android avec la base de données serveur : 11/05 au 22/05</text:p>
            </text:list-item>
          </text:list>
        </text:list-item>
        <text:list-item>
          <text:p text:style-name="P7">Finalisation du projet (01/06 au 30/06)</text:p>
          <text:list>
            <text:list-item>
              <text:p text:style-name="P10">Rédaction dossier individuel et préparation soutenance : 01/06 au 30/06</text:p>
            </text:list-item>
          </text:list>
        </text:list-item>
      </text:list>
      <text:p text:style-name="Horizontal_20_Line"/>
      <text:h text:style-name="Heading_20_3" text:outline-level="3">🟡 Étudiant 4 : Supervision &amp; Admin (Web)</text:h>
      <text:list text:style-name="L4">
        <text:list-item>
          <text:p text:style-name="P8">Analyse &amp; Conception (02/03 au 06/03)</text:p>
          <text:list>
            <text:list-item>
              <text:p text:style-name="P11">Arborescence du site web et accès serveur : 02/03 au 06/03</text:p>
            </text:list-item>
          </text:list>
        </text:list-item>
        <text:list-item>
          <text:p text:style-name="P8">Réalisation (09/03 au 08/05)</text:p>
          <text:list>
            <text:list-item>
              <text:p text:style-name="P11">Installation OS Raspberry &amp; Serveur Web : 09/03 au 13/03</text:p>
            </text:list-item>
            <text:list-item>
              <text:p text:style-name="P11">Programmation Backend PHP (Accès base de données) : 16/03 au 03/04</text:p>
            </text:list-item>
            <text:list-item>
              <text:p text:style-name="P11">Frontend HTML/CSS/JS (Consultation historique) : 06/04 au 24/04</text:p>
            </text:list-item>
            <text:list-item>
              <text:p text:style-name="P11">Module Admin (Gestion utilisateurs/bornes) : 27/04 au 08/05</text:p>
            </text:list-item>
          </text:list>
        </text:list-item>
        <text:list-item>
          <text:p text:style-name="P8">Intégration (11/05 au 29/05)</text:p>
          <text:list>
            <text:list-item>
              <text:p text:style-name="P11">Tests de supervision multi-bornes en temps réel : 11/05 au 22/05</text:p>
            </text:list-item>
          </text:list>
        </text:list-item>
        <text:list-item>
          <text:p text:style-name="P8">Finalisation du projet (01/06 au 30/06)</text:p>
          <text:list>
            <text:list-item>
              <text:p text:style-name="P11">Rédaction dossier individuel et préparation soutenance : 01/06 au 30/06</text:p>
            </text:list-item>
          </text:list>
        </text:list-item>
      </text:list>
      <text:p text:style-name="Horizontal_20_Line"/>
      <text:h text:style-name="Heading_20_3" text:outline-level="3">📌 Note Importante sur les Dépendances :</text:h>
      <text:list text:style-name="L5">
        <text:list-item>
          <text:p text:style-name="P12"><text:span text:style-name="T1">La période du 23/03 au 03/04 est critique</text:span> : C'est là que E1 et E2 créent les structures de bases de données. Sans cela, E3 et E4 ne peuvent pas avancer sur la partie "Réalisation" de leurs interfaces.</text:p>
        </text:list-item>
        <text:list-item>
          <text:p text:style-name="P12"><text:span text:style-name="T1">Zone de vacances (11/04 au 26/04)</text:span> : Les durées de réalisation sont étalées pour absorber cette période creuse tout en restant prêt pour la <text:span text:style-name="T1">Revue 2 (27/04)</text:span>.</text:p>
        </text:list-item>
      </text:list>
      <text:p text:style-name="P3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6T14:30:50.049568784</meta:creation-date>
    <dc:date>2026-02-06T14:31:36.658807985</dc:date>
    <meta:editing-duration>PT48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3" meta:paragraph-count="54" meta:word-count="528" meta:character-count="2943" meta:non-whitespace-character-count="2516"/>
  </office:meta>
</office:document-meta>
</file>